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1"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Linux kernel miracle</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o am I?</text:p>
          </draw:text-box>
        </draw:frame>
        <draw:frame presentation:style-name="pr4" draw:layer="layout" svg:width="25.199cm" svg:height="12.178cm" svg:x="1.4cm" svg:y="4.914cm" presentation:class="outline">
          <draw:text-box>
            <text:list text:style-name="L3">
              <text:list-item>
                <text:p>Linux Kernel developer</text:p>
              </text:list-item>
              <text:list-item>
                <text:p>CTO at HinBit</text:p>
              </text:list-item>
              <text:list-item>
                <text:p>GNU member and a supporter of free software</text:p>
              </text:list-item>
              <text:list-item>
                <text:p>Current maintainer of GNU <text:span text:style-name="T1">grep</text:span>(1)</text:p>
              </text:list-item>
              <text:list-item>
                <text:p>Jazz piano player</text:p>
              </text:list-item>
              <text:list-item>
                <text:p>Political philosopher (checkout my book now in shops!)</text:p>
              </text:list-item>
              <text:list-item>
                <text:p>Adherent of direct democracy as an alternative to representational government</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draw:text-box>
            <text:p>What is this lecture about?</text:p>
          </draw:text-box>
        </draw:frame>
        <draw:frame presentation:style-name="pr4" draw:layer="layout" svg:width="25.199cm" svg:height="12.178cm" svg:x="1.4cm" svg:y="4.914cm" presentation:class="outline">
          <draw:text-box>
            <text:list text:style-name="L3">
              <text:list-item>
                <text:p>It's about how <text:span text:style-name="T1">Linux</text:span> is so much more than an operating system</text:p>
              </text:list-item>
              <text:list-item>
                <text:p>It's about how much more advanced <text:span text:style-name="T1">Linux</text:span> is when comparing it to it's closest competitors</text:p>
              </text:list-item>
              <text:list-item>
                <text:p>It's about how invested the industry is in <text:span text:style-name="T1">Linux</text:span> which means that <text:span text:style-name="T1">Linux</text:span> is here to stay for the long haul</text:p>
              </text:list-item>
              <text:list-item>
                <text:p>It's about why you should concentrate on <text:span text:style-name="T1">Linux</text:span> rather than windows, Mac OSX or IOS because that is where the arrow of the future is pointing at...</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What is a “kernel” anyway?</text:p>
          </draw:text-box>
        </draw:frame>
        <draw:frame presentation:style-name="pr4" draw:layer="layout" svg:width="25.199cm" svg:height="12.178cm" svg:x="1.4cm" svg:y="4.914cm" presentation:class="outline">
          <draw:text-box>
            <text:list text:style-name="L3">
              <text:list-item>
                <text:p>This lecture is focused on the <text:span text:style-name="T1">Linux</text:span> kernel.</text:p>
              </text:list-item>
              <text:list-item>
                <text:p>Strictly speaking, anything else in a <text:span text:style-name="T1">Linux</text:span> distribution is not “<text:span text:style-name="T1">Linux</text:span>”. So in a modern distribution the kernel is one part out of several thousand!</text:p>
              </text:list-item>
              <text:list-item>
                <text:p>A kernel is: <text:span text:style-name="T2">“A piece of software that allows other pieces of software to run while controlling the interaction between those pieces of software. In specific preventing direct interference between any two pieces or any piece and the OS kernel itself”</text:span></text:p>
              </text:list-item>
              <text:list-item>
                <text:p>This means that the kernel is a segregating entity. This segregation provides security, debugging and stability.</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A clarification</text:p>
          </draw:text-box>
        </draw:frame>
        <draw:frame presentation:style-name="pr4" draw:layer="layout" svg:width="25.199cm" svg:height="12.178cm" svg:x="1.4cm" svg:y="4.914cm" presentation:class="outline">
          <draw:text-box>
            <text:list text:style-name="L3">
              <text:list-item>
                <text:p>By “direct interference” one usually means “directly accessing memory”</text:p>
              </text:list-item>
              <text:list-item>
                <text:p>Other types of damage are possible between two pieces of software, e.g. using too much shared resources like CPU, disk and more</text:p>
              </text:list-item>
              <text:list-item>
                <text:p>These other, non direct, means of damage, can also be controlled and restricted by an OS but need to be configured. (think, why?!?) </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Where are we?</text:p>
          </draw:text-box>
        </draw:frame>
        <draw:frame presentation:style-name="pr4" draw:layer="layout" svg:width="25.199cm" svg:height="12.178cm" svg:x="1.4cm" svg:y="4.914cm" presentation:class="outline">
          <draw:text-box>
            <text:list text:style-name="L3">
              <text:list-item>
                <text:p>Now that we know what a kernel is we can focus on the differences between Linux and other, competing, kernels.</text:p>
              </text:list-item>
              <text:list-item>
                <text:p>We will focus on several features (futexes, epoll, threads, rt and more) but these are by no means the only features in which Linux overtakes it's competition (file systems is an example of one important topic out of hundreds which I chose to emit on account of time constraints).</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Wait a second! Aren't they all about the same?</text:p>
          </draw:text-box>
        </draw:frame>
        <draw:frame presentation:style-name="pr4" draw:layer="layout" svg:width="25.199cm" svg:height="12.178cm" svg:x="1.4cm" svg:y="4.914cm" presentation:class="outline">
          <draw:text-box>
            <text:list text:style-name="L3">
              <text:list-item>
                <text:p>Can't the OS manufacturers imitate each others features easily? And if so, an OS can only be ahead of it's competition by a small margin, no?</text:p>
              </text:list-item>
              <text:list-item>
                <text:p>Well, yes and no.</text:p>
              </text:list-item>
              <text:list-item>
                <text:p>Operating system manufacturers copy/steal a lot from each other. That is true.</text:p>
              </text:list-item>
              <text:list-item>
                <text:p>But this process is very difficult at times taking many years to port/implement just one feature.</text:p>
              </text:list-item>
              <text:list-item>
                <text:p>So the advantage of one OS (in this case Linux) can be crucial.</text:p>
              </text:list-item>
              <text:list-item>
                <text:p>My personal view is that MS would probably take about 20 years to catch up with current Linux features. Assuming that Linux stands still that is....:) But because Linux rate of progress is an order of magnitude greater than MSs it follows that MS can never catch up and the advantages of Linux will only become more significant. But you can judge for yourself...</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506cm" svg:x="1.4cm" svg:y="0.837cm" presentation:class="title">
          <draw:text-box>
            <text:p>Wait a second! Does all of this matter?!?</text:p>
          </draw:text-box>
        </draw:frame>
        <draw:frame presentation:style-name="pr4" draw:layer="layout" svg:width="25.199cm" svg:height="12.178cm" svg:x="1.4cm" svg:y="4.914cm" presentation:class="outline">
          <draw:text-box>
            <text:list text:style-name="L3">
              <text:list-item>
                <text:p>Most software is in user space, and in Java/Python/nodejs/javascript/Ruby/[take your pick]</text:p>
              </text:list-item>
              <text:list-item>
                <text:p>Do kernel features matter at all?!?</text:p>
              </text:list-item>
              <text:list-item>
                <text:p>The short answer is <text:span text:style-name="T1">yes</text:span>.</text:p>
              </text:list-item>
              <text:list-item>
                <text:p>Why? Because user space cannot do certain things without the aid of the OS.</text:p>
              </text:list-item>
              <text:list-item>
                <text:p>IO, locking, sleeping, timers, dying, creating threads/processes etc are all dependent on the OS, <text:span text:style-name="T1">in all of these programming languages</text:span>.</text:p>
              </text:list-item>
              <text:list-item>
                <text:p>So performance of the OS matters, it matters a great deal.</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3.506cm" svg:x="1.4cm" svg:y="0.837cm" presentation:class="title">
          <draw:text-box>
            <text:p>Miracle number 1: futexes</text:p>
          </draw:text-box>
        </draw:frame>
        <draw:frame presentation:style-name="pr4" draw:layer="layout" svg:width="25.199cm" svg:height="12.178cm" svg:x="1.4cm" svg:y="4.914cm" presentation:class="outline" presentation:user-transformed="true">
          <draw:text-box>
            <text:list text:style-name="L3">
              <text:list-item>
                <text:p>Lets think together about a mutex.</text:p>
              </text:list-item>
              <text:list-item>
                <text:p>Can a mutex be implemented in user space?</text:p>
              </text:list-item>
              <text:list-item>
                <text:p>Where is the state of the mutex held?</text:p>
              </text:list-item>
              <text:list-item>
                <text:p>What happens when a thread/process dies while holding a lock?</text:p>
              </text:list-item>
              <text:list-item>
                <text:p><text:span text:style-name="T2">Time for some drawing fun...</text:span></text:p>
              </text:list-item>
              <text:list-item>
                <text:p><text:span text:style-name="T3">Now that we understand mutexes, why do they suck when it comes to performance?</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Futexes (cont)</text:p>
          </draw:text-box>
        </draw:frame>
        <draw:frame presentation:style-name="pr4" draw:layer="layout" svg:width="25.199cm" svg:height="12.178cm" svg:x="1.4cm" svg:y="4.914cm" presentation:class="outline">
          <draw:text-box>
            <text:list text:style-name="L3">
              <text:list-item>
                <text:p>In futexes the state of the lock is held in user space.</text:p>
              </text:list-item>
              <text:list-item>
                <text:p>This means that in the un contended case the lock is acquired and released without context switching into the kernel.</text:p>
              </text:list-item>
              <text:list-item>
                <text:p>This means much better performance in the common case (the un contended case is the common case)</text:p>
              </text:list-item>
              <text:list-item>
                <text:p>Why do competing operating systems so slow to adopt this approach? It's hard to implement and connected both to the thread/process distinction and to multiplexing (both of which we will discuss later)...</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Miracle number 2: epoll</text:p>
          </draw:text-box>
        </draw:frame>
        <draw:frame presentation:style-name="pr4" draw:layer="layout" svg:width="25.199cm" svg:height="12.178cm" svg:x="1.4cm" svg:y="4.914cm" presentation:class="outline">
          <draw:text-box>
            <text:list text:style-name="L3">
              <text:list-item>
                <text:p>Epoll is a mechanism to multiplex multiple IO/blocking operations in one context (thread/process).</text:p>
              </text:list-item>
              <text:list-item>
                <text:p>Lets understand epoll first (time for example).</text:p>
              </text:list-item>
              <text:list-item>
                <text:p>Now lets compare to Microsoft.</text:p>
              </text:list-item>
              <text:list-item>
                <text:p>WaitForMultipleObjects is limited to 64 handles (that is a joke!).</text:p>
              </text:list-item>
              <text:list-item>
                <text:p>IO completion ports in MS are the closest to epoll. We will consider them next.</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draw:text-box>
            <text:p>Epoll advantages over IOCP</text:p>
          </draw:text-box>
        </draw:frame>
        <draw:frame presentation:style-name="pr4" draw:layer="layout" svg:width="25.199cm" svg:height="12.178cm" svg:x="1.4cm" svg:y="4.914cm" presentation:class="outline" presentation:user-transformed="true">
          <draw:text-box>
            <text:list text:style-name="L3">
              <text:list-item>
                <text:p>First, completion ports can be emulated using epoll but not the other way around. This is a clear indication of which feature is better...:)</text:p>
              </text:list-item>
              <text:list-item>
                <text:p>Epoll notifies when an operation is ready to be performed <text:s/>while IOCP notifies when an operation has completed. This means that epoll is more flexible.</text:p>
              </text:list-item>
              <text:list-item>
                <text:p>IOCP has issues with using on stack buffers as these cannot be accessed when the IO operation is running.</text:p>
              </text:list-item>
              <text:list-item>
                <text:p>Epoll allow to modify/remove conditions for waiting easily from any thread. In IOCP you must cancel the operation and only in the thread that initiated the operation. Then you need to start another operation...:(</text:p>
              </text:list-item>
              <text:list-item>
                <text:p>In epoll you can drain the source of data until it is dry, in IOCP you need to schedule another asynchronous operation.</text:p>
              </text:list-item>
              <text:list-item>
                <text:p><text:span text:style-name="T1">All in all: epoll is better and more scalable.</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0.837cm" presentation:class="title">
          <draw:text-box>
            <text:p>Miracle number 3: threads vs processes</text:p>
          </draw:text-box>
        </draw:frame>
        <draw:frame presentation:style-name="pr4" draw:layer="layout" svg:width="25.199cm" svg:height="12.178cm" svg:x="1.4cm" svg:y="4.914cm" presentation:class="outline">
          <draw:text-box>
            <text:list text:style-name="L3">
              <text:list-item>
                <text:p>You probably heard that Linux does not support threads.</text:p>
              </text:list-item>
              <text:list-item>
                <text:p>That is true.</text:p>
              </text:list-item>
              <text:list-item>
                <text:p>The Linux solution is not to make a sharp distinction between threads and processes (look for system calls that deal with threads, you won't find any (well, almost...:))</text:p>
              </text:list-item>
              <text:list-item>
                <text:p>Lets think about what makes threads different than processes...</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draw:text-box>
            <text:p>Threads vs processes</text:p>
          </draw:text-box>
        </draw:frame>
        <draw:frame presentation:style-name="pr4" draw:layer="layout" svg:width="25.199cm" svg:height="12.178cm" svg:x="1.4cm" svg:y="4.914cm" presentation:class="outline">
          <draw:text-box>
            <text:list text:style-name="L3">
              <text:list-item>
                <text:p>The Linux solution is to only support tasks/process (task = thread or process, the kernel doesn't care)</text:p>
              </text:list-item>
              <text:list-item>
                <text:p>A user space library (glibc/pthread) provides the regular support for multi-threading by sharing all memory between processes.</text:p>
              </text:list-item>
              <text:list-item>
                <text:p>This way the kernel API remains lean and mean and user space developers get what they want.</text:p>
              </text:list-item>
              <text:list-item>
                <text:p>But this design is very flexible and enables other designs...(did someone say Android?)</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4cm" svg:y="0.837cm" presentation:class="title">
          <draw:text-box>
            <text:p>Abnormal death of thread vs process</text:p>
          </draw:text-box>
        </draw:frame>
        <draw:frame presentation:style-name="pr4" draw:layer="layout" svg:width="25.199cm" svg:height="12.178cm" svg:x="1.4cm" svg:y="4.914cm" presentation:class="outline">
          <draw:text-box>
            <text:list text:style-name="L3">
              <text:list-item>
                <text:p>One of the main differences between threads and processes is what happens when they die abnormally.</text:p>
              </text:list-item>
              <text:list-item>
                <text:p>Threads are not supposed to die on their own while processes do.</text:p>
              </text:list-item>
              <text:list-item>
                <text:p>Think, why is that?</text:p>
              </text:list-item>
              <text:list-item>
                <text:p>But sadly, this clear cut distinction is not as clear cut as we would like it to be.</text:p>
              </text:list-item>
              <text:list-item>
                <text:p>So Linux provides, in full UNIX tradition, APIs to control this behavior in the form of process groups.</text:p>
              </text:list-item>
              <text:list-item>
                <text:p>This way the responsibility of designing the systems failure features is placed on the software architect (which is the right thing to do).</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4cm" svg:y="0.837cm" presentation:class="title">
          <draw:text-box>
            <text:p>Miracle number 4: extending POSIX</text:p>
          </draw:text-box>
        </draw:frame>
        <draw:frame presentation:style-name="pr4" draw:layer="layout" svg:width="25.199cm" svg:height="12.178cm" svg:x="1.4cm" svg:y="4.914cm" presentation:class="outline">
          <draw:text-box>
            <text:list text:style-name="L3">
              <text:list-item>
                <text:p>POSIX is slow! Standardization is slow!</text:p>
              </text:list-item>
              <text:list-item>
                <text:p>Only now, after 40 some years C/C++ are getting standards which should have been conceived in the 70s.</text:p>
              </text:list-item>
              <text:list-item>
                <text:p>Linux however, is used in many different fields (servers, embedded, mobile, desktop, tablets) and needed more up to day APIs.</text:p>
              </text:list-item>
              <text:list-item>
                <text:p>So the Linux developers added APIs: kernel APIs and user space APIS (glibc).</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draw:text-box>
            <text:p>Miracle number 5: compiling the kernel</text:p>
          </draw:text-box>
        </draw:frame>
        <draw:frame presentation:style-name="pr4" draw:layer="layout" svg:width="25.199cm" svg:height="12.178cm" svg:x="1.4cm" svg:y="4.914cm" presentation:class="outline">
          <draw:text-box>
            <text:list text:style-name="L3">
              <text:list-item>
                <text:p>Anyone can compile the kernel, with little effort.</text:p>
              </text:list-item>
              <text:list-item>
                <text:p>Think about this. Can you say the same for your much less important, much less technical, much less complicated project at your workplace?</text:p>
              </text:list-item>
              <text:list-item>
                <text:p>Moreover, <text:span text:style-name="T1">Linux is not a kernel, it is the source code for a kernel. The user gets to choose how to compile the source into a working (?!?) kernel.</text:span></text:p>
              </text:list-item>
              <text:list-item>
                <text:p><text:span text:style-name="T4">Time for a demo...</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Miracle number 6: in kernel API and performance</text:p>
          </draw:text-box>
        </draw:frame>
        <draw:frame presentation:style-name="pr4" draw:text-style-name="P1" draw:layer="layout" svg:width="25.199cm" svg:height="12.178cm" svg:x="1.4cm" svg:y="4.914cm" presentation:class="outline">
          <draw:text-box>
            <text:list text:style-name="L3">
              <text:list-item>
                <text:p text:style-name="P1"><text:span text:style-name="T1">In Linux all drivers are part of the kernel source code (well, almost...:)</text:span></text:p>
              </text:list-item>
              <text:list-item>
                <text:p text:style-name="P1"><text:span text:style-name="T5">This is a direct result of the historical development of the kernel and the free source philosophy.</text:span></text:p>
              </text:list-item>
              <text:list-item>
                <text:p text:style-name="P1"><text:span text:style-name="T5">This means that kernel API is easier to maintain for kernel developers.</text:span></text:p>
              </text:list-item>
              <text:list-item>
                <text:p text:style-name="P1"><text:span text:style-name="T5">But it also means that the kernel is more efficient than competing kernels.</text:span></text:p>
              </text:list-item>
              <text:list-item>
                <text:p text:style-name="P1"><text:span text:style-name="T5">Kernel developers also break backwards compatibility when they deem it necessary.</text:span></text:p>
              </text:list-item>
              <text:list-item>
                <text:p text:style-name="P1"><text:span text:style-name="T5">Lets talk about this...</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Miracle number 7: real time Linux</text:p>
          </draw:text-box>
        </draw:frame>
        <draw:frame presentation:style-name="pr4" draw:text-style-name="P1" draw:layer="layout" svg:width="25.199cm" svg:height="12.178cm" svg:x="1.4cm" svg:y="4.914cm" presentation:class="outline" presentation:user-transformed="true">
          <draw:text-box>
            <text:list text:style-name="L3">
              <text:list-item>
                <text:p text:style-name="P1"><text:span text:style-name="T1">The Linux kernel rt patch is a patch set that makes the kernel a real time kernel.</text:span></text:p>
              </text:list-item>
              <text:list-item>
                <text:p text:style-name="P1"><text:span text:style-name="T5">Lets try to explain what this means.</text:span></text:p>
                <text:list>
                  <text:list-item>
                    <text:p><text:span text:style-name="T5">Making the kernel more preemptible</text:span></text:p>
                  </text:list-item>
                  <text:list-item>
                    <text:p><text:span text:style-name="T5">Making kernel locks preemptible by default</text:span></text:p>
                  </text:list-item>
                  <text:list-item>
                    <text:p><text:span text:style-name="T5">Implementing priority inheritance</text:span></text:p>
                  </text:list-item>
                  <text:list-item>
                    <text:p><text:span text:style-name="T5">Handling interrupts in preemptible kernel threads</text:span></text:p>
                  </text:list-item>
                  <text:list-item>
                    <text:p><text:span text:style-name="T5">Adding high resolution timer support</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T patch (continued)</text:p>
          </draw:text-box>
        </draw:frame>
        <draw:frame presentation:style-name="pr4" draw:layer="layout" svg:width="25.199cm" svg:height="12.178cm" svg:x="1.4cm" svg:y="4.914cm" presentation:class="outline">
          <draw:text-box>
            <text:list text:style-name="L3">
              <text:list-item>
                <text:p><text:span text:style-name="T5">O(1) scheduler is sometimes seen as part of this patch set although it is now integrated into the mainline kernel.</text:span></text:p>
              </text:list-item>
              <text:list-item>
                <text:p><text:span text:style-name="T5">Finding interrupt disabling sections in stock kernel code and lots of drivers and fixing them up to provide better latency.</text:span></text:p>
              </text:list-item>
              <text:list-item>
                <text:p><text:span text:style-name="T5">The RT patch is slowly being integrated into the mainline kernel for about 10 years now.</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Miracle number 8: cooking your own Linux</text:p>
          </draw:text-box>
        </draw:frame>
        <draw:frame presentation:style-name="pr4" draw:layer="layout" svg:width="25.199cm" svg:height="12.178cm" svg:x="1.4cm" svg:y="4.914cm" presentation:class="outline">
          <draw:text-box>
            <text:list text:style-name="L3">
              <text:list-item>
                <text:p>There are many ways to make your own Linux</text:p>
              </text:list-item>
              <text:list-item>
                <text:p>One such way is to use existing distributions.</text:p>
              </text:list-item>
              <text:list-item>
                <text:p>Take a distribution and install and remove software on/from it. This is something every user does.</text:p>
              </text:list-item>
              <text:list-item>
                <text:p>Another is to use the distributions tools and create an installation DVD/DOK with our default selection of package.</text:p>
              </text:list-item>
              <text:list-item>
                <text:p>Yet another way is to customize the package selection and configuration of that distribution and to compile the distributions with your own selections.</text:p>
              </text:list-item>
              <text:list-item>
                <text:p>If you wish to make an embedded system using this path then you will probably wind up removing many packages since embedded systems are relatively small.</text:p>
              </text:list-item>
              <text:list-item>
                <text:p>This type of distribution is called <text:span text:style-name="T1">a scaled down</text:span> embedded distributio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9cm" svg:height="3.506cm" svg:x="1.4cm" svg:y="0.837cm" presentation:class="title">
          <draw:text-box>
            <text:p>Making “real” embedded Linux distros</text:p>
          </draw:text-box>
        </draw:frame>
        <draw:frame presentation:style-name="pr4" draw:layer="layout" svg:width="25.199cm" svg:height="12.178cm" svg:x="1.4cm" svg:y="4.914cm" presentation:class="outline">
          <draw:text-box>
            <text:list text:style-name="L3">
              <text:list-item>
                <text:p>Bottom up is a more flexible albeit more complicated approach.</text:p>
              </text:list-item>
              <text:list-item>
                <text:p>This means you have to decide <text:span text:style-name="T1">everything.</text:span></text:p>
              </text:list-item>
              <text:list-item>
                <text:p><text:span text:style-name="T5">This process usually starts by deciding on three key elements which are the corner stone of each Linux distribution:</text:span></text:p>
                <text:list>
                  <text:list-item>
                    <text:p><text:span text:style-name="T5">The version of the C compiler for user space and kernel space (can be different but sometimes are not).</text:span></text:p>
                  </text:list-item>
                  <text:list-item>
                    <text:p><text:span text:style-name="T5">The version of the kernel that will be used and it's configuration and patches.</text:span></text:p>
                  </text:list-item>
                  <text:list-item>
                    <text:p><text:span text:style-name="T5">The version of the standard C library that will be used.</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Embedded Linux systems</text:p>
          </draw:text-box>
        </draw:frame>
        <draw:frame presentation:style-name="pr4" draw:layer="layout" svg:width="25.199cm" svg:height="12.178cm" svg:x="1.4cm" svg:y="4.914cm" presentation:class="outline">
          <draw:text-box>
            <text:list text:style-name="L3">
              <text:list-item>
                <text:p>This selection is kind of hard because:</text:p>
                <text:list>
                  <text:list-item>
                    <text:p>Not every version of the compiler compiles every version of the kernel.</text:p>
                  </text:list-item>
                  <text:list-item>
                    <text:p>Not every version of the compiler compiles every version of the standard C library.</text:p>
                  </text:list-item>
                  <text:list-item>
                    <text:p>Not every version of the standard C library is compatible with every version of the kernel.</text:p>
                  </text:list-item>
                </text:list>
              </text:list-item>
              <text:list-item>
                <text:p>Once you decide on these three then the rest of user space is easier.</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Systems that ease this work</text:p>
          </draw:text-box>
        </draw:frame>
        <draw:frame presentation:style-name="pr4" draw:layer="layout" svg:width="25.199cm" svg:height="12.178cm" svg:x="1.4cm" svg:y="4.914cm" presentation:class="outline">
          <draw:text-box>
            <text:list text:style-name="L3">
              <text:list-item>
                <text:p>There are build systems that ease this work (although there are “embedded Linux for dummies” tools...).</text:p>
              </text:list-item>
              <text:list-item>
                <text:p>Amongst these are:</text:p>
                <text:list>
                  <text:list-item>
                    <text:p>OpenEmbedded</text:p>
                  </text:list-item>
                  <text:list-item>
                    <text:p>Buildroot</text:p>
                  </text:list-item>
                  <text:list-item>
                    <text:p>PTXdist</text:p>
                  </text:list-item>
                  <text:list-item>
                    <text:p>LTIB</text:p>
                  </text:list-item>
                  <text:list-item>
                    <text:p>Home made tools</text:p>
                  </text:list-item>
                  <text:list-item>
                    <text:p>Firmware Linux</text:p>
                  </text:list-item>
                  <text:list-item>
                    <text:p>Yocto</text:p>
                  </text:list-item>
                  <text:list-item>
                    <text:p>Gentoo embedded</text:p>
                  </text:list-item>
                  <text:list-item>
                    <text:p>Crosstool, crosstool-ng (toolchain only)</text:p>
                  </text:list-item>
                  <text:list-item>
                    <text:p>ELDK</text:p>
                  </text:list-item>
                  <text:list-item>
                    <text:p>Android?!? Others?</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1T11:21:41.328525608</meta:creation-date>
    <meta:editing-duration>PT2H24M24S</meta:editing-duration>
    <meta:editing-cycles>17</meta:editing-cycles>
    <dc:date>2014-05-01T13:59:30.531327507</dc:date>
    <meta:generator>LibreOffice/4.2.3.3$Linux_x86 LibreOffice_project/420m0$Build-3</meta:generator>
    <meta:document-statistic meta:object-count="116"/>
  </office:meta>
</office:document-meta>
</file>